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5">
            <text:p>UC-1390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50.0">
            <text:p>1105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6">
            <text:p>UC-1390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320.0">
            <text:p>1132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1">
            <text:p>-15.1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8">
            <text:p>UC-13902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215.0">
            <text:p>11215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4">
            <text:p>UC-13902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970.0">
            <text:p>109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7">
            <text:p>UC-1390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65.0">
            <text:p>1116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9">
            <text:p>-13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RR-383">
            <text:p>SRR-383</text:p>
          </table:table-cell>
          <table:table-cell office:value-type="float" office:value="54.27">
            <text:p>54.27</text:p>
          </table:table-cell>
          <table:table-cell office:value-type="float" office:value="-5.65">
            <text:p>-5.65</text:p>
          </table:table-cell>
          <table:table-cell office:value-type="float" office:value="8380.0">
            <text:p>8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1">
            <text:p>-0.3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Wilson1972,HarknessWilson1979,ShennanEtal2018">
            <text:p>Wilson1972,HarknessWilson197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8">
            <text:p>Beta-20299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990.0">
            <text:p>1199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8">
            <text:p>Q-368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210.0">
            <text:p>1021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71">
            <text:p>Q-371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130.0">
            <text:p>101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2-3">
            <text:p>Q-632-3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7500.0">
            <text:p>7500.0</text:p>
          </table:table-cell>
          <table:table-cell office:value-type="float" office:value="345.0">
            <text:p>3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5">
            <text:p>Q-635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2">
            <text:p>4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3">
            <text:p>LJ-903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50.0">
            <text:p>6550.0</text:p>
          </table:table-cell>
          <table:table-cell office:value-type="float" office:value="300.0">
            <text:p>3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2">
            <text:p>0.7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4">
            <text:p>LJ-904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650.0">
            <text:p>7650.0</text:p>
          </table:table-cell>
          <table:table-cell office:value-type="float" office:value="400.0">
            <text:p>4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7">
            <text:p>LJ-907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2710.0">
            <text:p>271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4">
            <text:p>-0.5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8">
            <text:p>LJ-90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380.0">
            <text:p>338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2">
            <text:p>0.62</text:p>
          </table:table-cell>
          <table:table-cell office:value-type="float" office:value="1.71">
            <text:p>1.71</text:p>
          </table:table-cell>
          <table:table-cell office:value-type="float" office:value="1.71">
            <text:p>1.7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1">
            <text:p>Beta-20300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30.0">
            <text:p>1203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0">
            <text:p>Beta-20300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9">
            <text:p>Beta-20299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00.0">
            <text:p>1200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7">
            <text:p>Q-367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090.0">
            <text:p>909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7">
            <text:p>UB-921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437.0">
            <text:p>9437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6">
            <text:p>UB-921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449.0">
            <text:p>13449.0</text:p>
          </table:table-cell>
          <table:table-cell office:value-type="float" office:value="56.0">
            <text:p>5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5">
            <text:p>SUERC-516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6887.0">
            <text:p>6887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1">
            <text:p>SUERC-5163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32.0">
            <text:p>8232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0">
            <text:p>SUERC-5163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199.0">
            <text:p>8199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4">
            <text:p>-25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7">
            <text:p>SUERC-516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941.0">
            <text:p>7941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6">
            <text:p>SUERC-516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02.0">
            <text:p>8202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8869">
            <text:p>SUERC-4886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88.0">
            <text:p>11088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6370">
            <text:p>SUERC-4637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022.0">
            <text:p>13022.0</text:p>
          </table:table-cell>
          <table:table-cell office:value-type="float" office:value="92.0">
            <text:p>9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6">
            <text:p>-40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4">
            <text:p>SUERC-4596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647.0">
            <text:p>10647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2">
            <text:p>SUERC-4596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714.0">
            <text:p>10714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1">
            <text:p>SUERC-4596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07.0">
            <text:p>11107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3">
            <text:p>SUERC-4595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060.0">
            <text:p>10060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2">
            <text:p>SUERC-4595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45.0">
            <text:p>8245.0</text:p>
          </table:table-cell>
          <table:table-cell office:value-type="float" office:value="47.0">
            <text:p>4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1">
            <text:p>SUERC-4595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392.0">
            <text:p>8392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0">
            <text:p>SUERC-4595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819.0">
            <text:p>10819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5">
            <text:p>-40.5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8">
            <text:p>I-119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200.0">
            <text:p>7200.0</text:p>
          </table:table-cell>
          <table:table-cell office:value-type="float" office:value="175.0">
            <text:p>175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9">
            <text:p>I-1199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125.0">
            <text:p>3125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1">
            <text:p>2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6">
            <text:p>Q-366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430.0">
            <text:p>943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0">
            <text:p>Q-360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2110.0">
            <text:p>12110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9">
            <text:p>-2.3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1822">
            <text:p>AA-21822</text:p>
          </table:table-cell>
          <table:table-cell office:value-type="float" office:value="54.55">
            <text:p>54.55</text:p>
          </table:table-cell>
          <table:table-cell office:value-type="float" office:value="-5.69">
            <text:p>-5.69</text:p>
          </table:table-cell>
          <table:table-cell office:value-type="float" office:value="13140.0">
            <text:p>1314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214">
            <text:p>Q-214</text:p>
          </table:table-cell>
          <table:table-cell office:value-type="float" office:value="54.5">
            <text:p>54.5</text:p>
          </table:table-cell>
          <table:table-cell office:value-type="float" office:value="-5.46">
            <text:p>-5.46</text:p>
          </table:table-cell>
          <table:table-cell office:value-type="float" office:value="8160.0">
            <text:p>816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41">
            <text:p>0.41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0,GodwinWillis1960,ShennanEtal2018">
            <text:p>MorrisonStephens1960,GodwinWilli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2">
            <text:p>SUERC-5163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436.0">
            <text:p>7436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8">
            <text:p>-13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3">
            <text:p>SUERC-5163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859.0">
            <text:p>4859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5">
            <text:p>SUERC-5163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570.0">
            <text:p>9570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4">
            <text:p>-13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6">
            <text:p>SUERC-5163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766.0">
            <text:p>4766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0.7">
            <text:p>-10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431">
            <text:p>UB-431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65.0">
            <text:p>6565.0</text:p>
          </table:table-cell>
          <table:table-cell office:value-type="float" office:value="105.0">
            <text:p>10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2">
            <text:p>3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DresserEtal1973,ShennanEtal2018">
            <text:p>DresserEtal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4">
            <text:p>SUERC-5163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219.0">
            <text:p>10219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2">
            <text:p>-13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t-3066">
            <text:p>St-3066</text:p>
          </table:table-cell>
          <table:table-cell office:value-type="float" office:value="54.6">
            <text:p>54.6</text:p>
          </table:table-cell>
          <table:table-cell office:value-type="float" office:value="-5.93">
            <text:p>-5.93</text:p>
          </table:table-cell>
          <table:table-cell office:value-type="float" office:value="9130.0">
            <text:p>91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4">
            <text:p>-12.94</text:p>
          </table:table-cell>
          <table:table-cell office:value-type="float" office:value="0.97">
            <text:p>0.97</text:p>
          </table:table-cell>
          <table:table-cell office:value-type="float" office:value="0.97">
            <text:p>0.97</text:p>
          </table:table-cell>
          <table:table-cell office:value-type="string" office:value="ManningEtal1970,WelinEtal1971,ShennanEtal2018">
            <text:p>ManningEtal1970,WelinEtal1971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744">
            <text:p>UB-744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7640.0">
            <text:p>76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SmithEtal1974,ShennanEtal2018">
            <text:p>SmithEtal1974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0">
            <text:p>AA-22820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185.0">
            <text:p>14185.0</text:p>
          </table:table-cell>
          <table:table-cell office:value-type="float" office:value="115.0">
            <text:p>11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856">
            <text:p>UB-856</text:p>
          </table:table-cell>
          <table:table-cell office:value-type="float" office:value="54.63">
            <text:p>54.63</text:p>
          </table:table-cell>
          <table:table-cell office:value-type="float" office:value="-5.85">
            <text:p>-5.85</text:p>
          </table:table-cell>
          <table:table-cell office:value-type="float" office:value="9890.0">
            <text:p>9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8">
            <text:p>-10.18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PearsonPilcher1975,ShennanEtal2018">
            <text:p>PearsonPilcher197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1">
            <text:p>AA-22821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355.0">
            <text:p>14355.0</text:p>
          </table:table-cell>
          <table:table-cell office:value-type="float" office:value="105.0">
            <text:p>10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